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9d8c" officeooo:paragraph-rsid="000a9d8c" style:font-weight-asian="bold" style:font-weight-complex="bold"/>
    </style:style>
    <style:style style:name="P2" style:family="paragraph" style:parent-style-name="Standard">
      <style:text-properties fo:font-weight="normal" officeooo:rsid="000a9d8c" officeooo:paragraph-rsid="000a9d8c" style:font-weight-asian="normal" style:font-weight-complex="normal"/>
    </style:style>
    <style:style style:name="P3" style:family="paragraph" style:parent-style-name="Standard">
      <style:text-properties fo:font-weight="normal" officeooo:rsid="000bb0ce" officeooo:paragraph-rsid="000bb0ce" style:font-weight-asian="normal" style:font-weight-complex="normal"/>
    </style:style>
    <style:style style:name="P4" style:family="paragraph" style:parent-style-name="Standard">
      <style:text-properties fo:font-weight="normal" officeooo:rsid="000d3d19" officeooo:paragraph-rsid="000d3d19" style:font-weight-asian="normal" style:font-weight-complex="normal"/>
    </style:style>
    <style:style style:name="P5" style:family="paragraph" style:parent-style-name="Standard">
      <style:text-properties fo:font-weight="normal" officeooo:rsid="000e43d3" officeooo:paragraph-rsid="000e43d3" style:font-weight-asian="normal" style:font-weight-complex="normal"/>
    </style:style>
    <style:style style:name="T1" style:family="text">
      <style:text-properties officeooo:rsid="000ed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JAVASCRIPT EN EL NAVEGADOR</text:p>
      <text:p text:style-name="P1"/>
      <text:p text:style-name="P1"/>
      <text:p text:style-name="P1">DOM:</text:p>
      <text:p text:style-name="P1"/>
      <text:p text:style-name="P2">DOM: Document Object Model</text:p>
      <text:p text:style-name="P2"/>
      <text:p text:style-name="P2"/>
      <text:p text:style-name="P2"/>
      <text:p text:style-name="P2"/>
      <text:p text:style-name="P2"/>
      <text:p text:style-name="P2"/>
      <text:p text:style-name="P3">Mokaroo para generar datos.</text:p>
      <text:p text:style-name="P2"/>
      <text:p text:style-name="P3">UUID: </text:p>
      <text:p text:style-name="P3">usar uuid, y no hacer uso de los id normales secuencial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sos para renderizar en pantalla desde un json:</text:p>
      <text:p text:style-name="P3"/>
      <text:p text:style-name="P4">1: main</text:p>
      <text:p text:style-name="P4">2: obtener los datos (MR → json) </text:p>
      <text:p text:style-name="P4">3: obtener la seccion en la que se ubicara el contenido (la section en la que estan las cards)</text:p>
      <text:p text:style-name="P4">4: dibujar todas las cards;</text:p>
      <text:p text:style-name="P4">5: estructurar/obtener/separar la info</text:p>
      <text:p text:style-name="P4">6: <text:s/>adaptar la info en la plantilla → patron de diseno adapter.</text:p>
      <text:p text:style-name="P4">7: ponerlo en el contenedor de las cards</text:p>
      <text:p text:style-name="P4"/>
      <text:p text:style-name="P5">datasets. (forma de poner metadata)</text:p>
      <text:p text:style-name="P5">Ar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36:59.980736254</meta:creation-date>
    <dc:date>2023-09-28T15:07:24.559162795</dc:date>
    <meta:editing-duration>PT9M34S</meta:editing-duration>
    <meta:editing-cycles>1</meta:editing-cycles>
    <meta:document-statistic meta:table-count="0" meta:image-count="0" meta:object-count="0" meta:page-count="1" meta:paragraph-count="16" meta:word-count="96" meta:character-count="537" meta:non-whitespace-character-count="454"/>
    <meta:generator>LibreOffice/7.3.7.2$Linux_X86_64 LibreOffice_project/30$Build-2</meta:generator>
  </office:meta>
</office:document-meta>
</file>